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1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2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3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4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5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6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7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8" style:parent-style-name="Обычный" style:family="paragraph">
      <style:paragraph-properties fo:text-align="center"/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0" style:parent-style-name="Обычный" style:family="paragraph">
      <style:paragraph-properties fo:margin-bottom="0in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1" style:parent-style-name="Обычный" style:family="paragraph">
      <style:paragraph-properties fo:margin-bottom="0in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2" style:parent-style-name="Обычный" style:family="paragraph">
      <style:paragraph-properties fo:margin-bottom="0in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3" style:parent-style-name="Обычный" style:family="paragraph">
      <style:paragraph-properties fo:margin-bottom="0in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4" style:parent-style-name="Обычный" style:family="paragraph">
      <style:paragraph-properties fo:margin-bottom="0in" fo:background-color="#FFFFFF"/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7" style:parent-style-name="Обычный" style:family="paragraph">
      <style:paragraph-properties fo:margin-bottom="0in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8" style:parent-style-name="Обычный" style:family="paragraph">
      <style:paragraph-properties fo:margin-bottom="0in" fo:background-color="#FFFFFF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1" style:parent-style-name="Обычный" style:family="paragraph">
      <style:paragraph-properties fo:margin-bottom="0in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2" style:parent-style-name="Обычный" style:family="paragraph">
      <style:paragraph-properties fo:margin-bottom="0in" fo:background-color="#FFFFFF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5" style:parent-style-name="Обычный" style:family="paragraph">
      <style:paragraph-properties fo:margin-bottom="0in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6" style:parent-style-name="Обычный" style:family="paragraph">
      <style:paragraph-properties fo:margin-bottom="0in" fo:background-color="#FFFFFF"/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0" style:parent-style-name="Обычный" style:family="paragraph">
      <style:paragraph-properties fo:margin-bottom="0in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1" style:parent-style-name="Обычный" style:family="paragraph">
      <style:paragraph-properties fo:margin-bottom="0in" fo:background-color="#FFFFFF"/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5" style:parent-style-name="Обычный" style:family="paragraph">
      <style:paragraph-properties fo:margin-bottom="0in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6" style:parent-style-name="Обычный" style:family="paragraph">
      <style:paragraph-properties fo:margin-bottom="0in" fo:background-color="#FFFFFF"/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9" style:parent-style-name="Обычный" style:family="paragraph">
      <style:paragraph-properties fo:margin-bottom="0in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0" style:parent-style-name="Обычный" style:family="paragraph">
      <style:paragraph-properties fo:margin-bottom="0in" fo:background-color="#FFFFFF"/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3" style:parent-style-name="Обычный" style:family="paragraph">
      <style:paragraph-properties fo:margin-bottom="0in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4" style:parent-style-name="Обычный" style:family="paragraph">
      <style:paragraph-properties fo:text-align="justify" fo:margin-bottom="0in" fo:background-color="#FFFFFF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7" style:parent-style-name="Обычный" style:family="paragraph">
      <style:paragraph-properties fo:margin-bottom="0in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8" style:parent-style-name="Обычный" style:family="paragraph">
      <style:paragraph-properties fo:text-align="justify" fo:margin-bottom="0in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9" style:parent-style-name="Обычный" style:family="paragraph">
      <style:paragraph-properties fo:margin-bottom="0in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0" style:parent-style-name="Обычный" style:family="paragraph">
      <style:paragraph-properties fo:margin-bottom="0in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1" style:parent-style-name="Обычный" style:family="paragraph">
      <style:paragraph-properties fo:margin-bottom="0in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2" style:parent-style-name="Обычный" style:family="paragraph">
      <style:paragraph-properties fo:margin-bottom="0in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3" style:parent-style-name="Обычный" style:family="paragraph">
      <style:paragraph-properties fo:margin-bottom="0in" fo:margin-left="0.4923in" fo:background-color="#FFFFFF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4" style:parent-style-name="Обычный" style:family="paragraph">
      <style:paragraph-properties fo:text-align="center" fo:margin-bottom="0in" fo:line-height="150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5" style:parent-style-name="Обычный" style:family="paragraph">
      <style:paragraph-properties fo:text-align="center" fo:margin-bottom="0in" fo:line-height="150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6" style:parent-style-name="Обычный" style:family="paragraph">
      <style:paragraph-properties fo:text-align="center" fo:margin-bottom="0in" fo:line-height="150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7" style:parent-style-name="Обычный" style:family="paragraph">
      <style:paragraph-properties fo:text-align="center" fo:margin-bottom="0in" fo:line-height="150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8" style:parent-style-name="Обычный" style:family="paragraph">
      <style:paragraph-properties fo:text-align="center" fo:margin-bottom="0in" fo:line-height="150%" fo:background-color="#FFFFFF"/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80" style:parent-style-name="Обычный" style:family="paragraph">
      <style:paragraph-properties fo:text-align="justify" fo:margin-bottom="0in" fo:line-height="125%" fo:background-color="#FFFFFF"/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86" style:parent-style-name="Обычный" style:family="paragraph">
      <style:paragraph-properties fo:text-align="justify" fo:margin-bottom="0in" fo:line-height="125%" fo:background-color="#FFFFFF"/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8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89" style:parent-style-name="Абзацсписка" style:list-style-name="LFO6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90" style:parent-style-name="Абзацсписка" style:list-style-name="LFO6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91" style:parent-style-name="Абзацсписка" style:list-style-name="LFO6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92" style:parent-style-name="Абзацсписка" style:list-style-name="LFO6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93" style:parent-style-name="Абзацсписка" style:list-style-name="LFO6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94" style:parent-style-name="Абзацсписка" style:family="paragraph">
      <style:paragraph-properties fo:text-align="justify" fo:margin-bottom="0in" fo:line-height="125%" fo:background-color="#FFFFFF"/>
    </style:style>
    <style:style style:name="T9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97" style:parent-style-name="Абзацсписка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98" style:parent-style-name="Абзацсписка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99" style:parent-style-name="Абзацсписка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00" style:parent-style-name="Абзацсписка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01" style:parent-style-name="Абзацсписка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02" style:parent-style-name="Абзацсписка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03" style:parent-style-name="Абзацсписка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04" style:parent-style-name="Абзацсписка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05" style:parent-style-name="Абзацсписка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06" style:parent-style-name="Абзацсписка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07" style:parent-style-name="Абзацсписка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08" style:parent-style-name="Абзацсписка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09" style:parent-style-name="Абзацсписка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10" style:parent-style-name="Абзацсписка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11" style:parent-style-name="Абзацсписка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12" style:parent-style-name="Абзацсписка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13" style:parent-style-name="Обычный" style:family="paragraph">
      <style:paragraph-properties fo:text-align="justify" fo:margin-bottom="0in" fo:line-height="125%" fo:margin-left="0.4916in" fo:background-color="#FFFFFF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14" style:parent-style-name="Обычный" style:family="paragraph">
      <style:paragraph-properties fo:text-align="center" fo:margin-bottom="0in" fo:line-height="125%" fo:background-color="#FFFFFF"/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16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17" style:parent-style-name="Абзацсписка" style:list-style-name="LFO5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18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19" style:parent-style-name="Обычный" style:family="paragraph">
      <style:paragraph-properties fo:text-align="justify" fo:margin-bottom="0in" fo:line-height="125%" fo:background-color="#FFFFFF"/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27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28" style:parent-style-name="Обычный" style:family="paragraph">
      <style:paragraph-properties fo:text-align="justify" fo:margin-bottom="0in" fo:line-height="125%" fo:background-color="#FFFFFF"/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30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31" style:parent-style-name="Обычный" style:family="paragraph">
      <style:paragraph-properties fo:text-align="justify" fo:margin-bottom="0in" fo:line-height="125%" fo:background-color="#FFFFFF"/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35" style:parent-style-name="Обычный" style:family="paragraph">
      <style:paragraph-properties fo:text-align="justify" fo:margin-bottom="0in" fo:line-height="125%" fo:background-color="#FFFFFF"/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4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44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45" style:parent-style-name="Обычный" style:family="paragraph">
      <style:paragraph-properties fo:text-align="justify" fo:margin-bottom="0in" fo:line-height="125%" fo:background-color="#FFFFFF"/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4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48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49" style:parent-style-name="Обычный" style:family="paragraph">
      <style:paragraph-properties fo:text-align="justify" fo:margin-bottom="0in" fo:line-height="125%" fo:background-color="#FFFFFF"/>
    </style:style>
    <style:style style:name="T15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5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5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5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5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56" style:parent-style-name="Обычный" style:family="paragraph">
      <style:paragraph-properties fo:text-align="justify" fo:margin-bottom="0in" fo:line-height="125%" fo:background-color="#FFFFFF"/>
    </style:style>
    <style:style style:name="T15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5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5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6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61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62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63" style:parent-style-name="Обычный" style:family="paragraph">
      <style:paragraph-properties fo:text-align="justify" fo:margin-bottom="0in" fo:line-height="125%" fo:background-color="#FFFFFF"/>
    </style:style>
    <style:style style:name="T16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65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66" style:parent-style-name="Обычный" style:family="paragraph">
      <style:paragraph-properties fo:text-align="justify" fo:margin-bottom="0in" fo:line-height="125%" fo:background-color="#FFFFFF"/>
    </style:style>
    <style:style style:name="T16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6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6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7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71" style:parent-style-name="Обычный" style:family="paragraph">
      <style:paragraph-properties fo:text-align="justify" fo:margin-bottom="0in" fo:line-height="125%" fo:background-color="#FFFFFF"/>
    </style:style>
    <style:style style:name="T17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73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74" style:parent-style-name="Обычный" style:family="paragraph">
      <style:paragraph-properties fo:text-align="justify" fo:margin-bottom="0in" fo:line-height="125%" fo:background-color="#FFFFFF"/>
    </style:style>
    <style:style style:name="T17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7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7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78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79" style:parent-style-name="Обычный" style:family="paragraph">
      <style:paragraph-properties fo:text-align="justify" fo:margin-bottom="0in" fo:line-height="125%" fo:background-color="#FFFFFF"/>
    </style:style>
    <style:style style:name="T18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8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8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83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84" style:parent-style-name="Обычный" style:family="paragraph">
      <style:paragraph-properties fo:text-align="justify" fo:margin-bottom="0in" fo:line-height="125%" fo:background-color="#FFFFFF"/>
    </style:style>
    <style:style style:name="T18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8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87" style:parent-style-name="Обычный" style:family="paragraph">
      <style:paragraph-properties fo:text-align="justify" fo:margin-bottom="0in" fo:line-height="125%" fo:background-color="#FFFFFF"/>
    </style:style>
    <style:style style:name="T18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89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90" style:parent-style-name="Абзацсписка" style:list-style-name="LFO5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91" style:parent-style-name="Обычный" style:family="paragraph">
      <style:paragraph-properties fo:text-align="justify" fo:margin-bottom="0in" fo:line-height="125%" fo:background-color="#FFFFFF"/>
    </style:style>
    <style:style style:name="T19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9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94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95" style:parent-style-name="Обычный" style:family="paragraph">
      <style:paragraph-properties fo:text-align="justify" fo:margin-bottom="0in" fo:line-height="125%" fo:background-color="#FFFFFF"/>
    </style:style>
    <style:style style:name="T19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9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9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99" style:parent-style-name="Обычный" style:family="paragraph">
      <style:paragraph-properties fo:text-align="justify" fo:margin-bottom="0in" fo:line-height="125%" fo:background-color="#FFFFFF"/>
    </style:style>
    <style:style style:name="T20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01" style:parent-style-name="Обычный" style:family="paragraph">
      <style:paragraph-properties fo:text-align="justify" fo:margin-bottom="0in" fo:line-height="125%" fo:background-color="#FFFFFF"/>
    </style:style>
    <style:style style:name="T20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0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0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05" style:parent-style-name="Обычный" style:family="paragraph">
      <style:paragraph-properties fo:text-align="justify" fo:margin-bottom="0in" fo:line-height="125%" fo:background-color="#FFFFFF"/>
    </style:style>
    <style:style style:name="T20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07" style:parent-style-name="Обычный" style:family="paragraph">
      <style:paragraph-properties fo:text-align="justify" fo:margin-bottom="0in" fo:line-height="125%" fo:background-color="#FFFFFF"/>
    </style:style>
    <style:style style:name="T20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0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1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11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12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13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14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15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16" style:parent-style-name="Обычный" style:family="paragraph">
      <style:paragraph-properties fo:text-align="justify" fo:margin-bottom="0in" fo:line-height="125%" fo:background-color="#FFFFFF"/>
    </style:style>
    <style:style style:name="T21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1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19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20" style:parent-style-name="Обычный" style:family="paragraph">
      <style:paragraph-properties fo:text-align="justify" fo:margin-bottom="0in" fo:line-height="125%" fo:background-color="#FFFFFF"/>
    </style:style>
    <style:style style:name="T22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2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23" style:parent-style-name="Обычный" style:family="paragraph">
      <style:paragraph-properties fo:text-align="justify" fo:margin-bottom="0in" fo:line-height="125%" fo:background-color="#FFFFFF"/>
    </style:style>
    <style:style style:name="T22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2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26" style:parent-style-name="Обычный" style:family="paragraph">
      <style:paragraph-properties fo:text-align="justify" fo:margin-bottom="0in" fo:line-height="125%" fo:background-color="#FFFFFF"/>
    </style:style>
    <style:style style:name="T22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2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2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3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3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32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33" style:parent-style-name="Обычный" style:family="paragraph">
      <style:paragraph-properties fo:text-align="justify" fo:margin-bottom="0in" fo:line-height="125%" fo:background-color="#FFFFFF"/>
    </style:style>
    <style:style style:name="T23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35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36" style:parent-style-name="Обычный" style:family="paragraph">
      <style:paragraph-properties fo:text-align="justify" fo:margin-bottom="0in" fo:line-height="125%" fo:background-color="#FFFFFF"/>
    </style:style>
    <style:style style:name="T23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3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3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4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4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4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4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4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45" style:parent-style-name="Абзацсписка" style:list-style-name="LFO4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46" style:parent-style-name="Абзацсписка" style:list-style-name="LFO4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47" style:parent-style-name="Абзацсписка" style:list-style-name="LFO4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48" style:parent-style-name="Абзацсписка" style:list-style-name="LFO4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49" style:parent-style-name="Абзацсписка" style:list-style-name="LFO4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50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51" style:parent-style-name="Обычный" style:family="paragraph">
      <style:paragraph-properties fo:text-align="justify" fo:margin-bottom="0in" fo:line-height="125%" fo:background-color="#FFFFFF"/>
    </style:style>
    <style:style style:name="T25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5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54" style:parent-style-name="Абзацсписка" style:list-style-name="LFO3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55" style:parent-style-name="Обычный" style:family="paragraph">
      <style:paragraph-properties fo:text-align="justify" fo:margin-bottom="0in" fo:line-height="125%" fo:background-color="#FFFFFF"/>
    </style:style>
    <style:style style:name="T25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57" style:parent-style-name="Абзацсписка" style:list-style-name="LFO3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58" style:parent-style-name="Обычный" style:family="paragraph">
      <style:paragraph-properties fo:text-align="justify" fo:margin-bottom="0in" fo:line-height="125%" fo:background-color="#FFFFFF"/>
    </style:style>
    <style:style style:name="T25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60" style:parent-style-name="Обычный" style:family="paragraph">
      <style:paragraph-properties fo:text-align="justify" fo:margin-bottom="0in" fo:line-height="125%" fo:background-color="#FFFFFF"/>
    </style:style>
    <style:style style:name="T26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6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6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64" style:parent-style-name="Обычный" style:family="paragraph">
      <style:paragraph-properties fo:text-align="justify" fo:margin-bottom="0in" fo:line-height="125%" fo:background-color="#FFFFFF"/>
    </style:style>
    <style:style style:name="T26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66" style:parent-style-name="Абзацсписка" style:list-style-name="LFO3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67" style:parent-style-name="Обычный" style:family="paragraph">
      <style:paragraph-properties fo:text-align="justify" fo:margin-bottom="0in" fo:line-height="125%" fo:background-color="#FFFFFF"/>
    </style:style>
    <style:style style:name="T26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69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70" style:parent-style-name="Обычный" style:family="paragraph">
      <style:paragraph-properties fo:text-align="justify" fo:margin-bottom="0in" fo:line-height="125%" fo:background-color="#FFFFFF"/>
    </style:style>
    <style:style style:name="T27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7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7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7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75" style:parent-style-name="Абзацсписка" style:list-style-name="LFO2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76" style:parent-style-name="Абзацсписка" style:list-style-name="LFO2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77" style:parent-style-name="Абзацсписка" style:list-style-name="LFO2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78" style:parent-style-name="Абзацсписка" style:list-style-name="LFO2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79" style:parent-style-name="Абзацсписка" style:list-style-name="LFO2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80" style:parent-style-name="Обычный" style:family="paragraph">
      <style:paragraph-properties fo:text-align="justify" fo:margin-bottom="0in" fo:line-height="125%" fo:background-color="#FFFFFF"/>
    </style:style>
    <style:style style:name="T28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82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83" style:parent-style-name="Обычный" style:family="paragraph">
      <style:paragraph-properties fo:text-align="justify" fo:margin-bottom="0in" fo:line-height="125%" fo:background-color="#FFFFFF"/>
    </style:style>
    <style:style style:name="T28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8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8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8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8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89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90" style:parent-style-name="Обычный" style:family="paragraph">
      <style:paragraph-properties fo:text-align="justify" fo:margin-bottom="0in" fo:line-height="125%" fo:background-color="#FFFFFF"/>
    </style:style>
    <style:style style:name="T29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92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93" style:parent-style-name="Обычный" style:family="paragraph">
      <style:paragraph-properties fo:text-align="justify" fo:margin-bottom="0in" fo:line-height="125%" fo:background-color="#FFFFFF"/>
    </style:style>
    <style:style style:name="T29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9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9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97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98" style:parent-style-name="Обычный" style:family="paragraph">
      <style:paragraph-properties fo:text-align="justify" fo:margin-bottom="0in" fo:line-height="125%" fo:background-color="#FFFFFF"/>
    </style:style>
    <style:style style:name="T29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00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01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02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03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04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05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06" style:parent-style-name="Обычный" style:family="paragraph">
      <style:paragraph-properties fo:text-align="justify" fo:margin-bottom="0in" fo:line-height="125%" fo:background-color="#FFFFFF"/>
    </style:style>
    <style:style style:name="T30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0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0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10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11" style:parent-style-name="Обычный" style:family="paragraph">
      <style:paragraph-properties fo:text-align="justify" fo:margin-bottom="0in" fo:line-height="125%" fo:background-color="#FFFFFF"/>
    </style:style>
    <style:style style:name="T31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1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14" style:parent-style-name="Обычный" style:family="paragraph">
      <style:paragraph-properties fo:text-align="justify" fo:margin-bottom="0in" fo:line-height="125%" fo:background-color="#FFFFFF"/>
    </style:style>
    <style:style style:name="T31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1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1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1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19" style:parent-style-name="Обычный" style:family="paragraph">
      <style:paragraph-properties fo:text-align="justify" fo:margin-bottom="0in" fo:line-height="125%" fo:background-color="#FFFFFF"/>
    </style:style>
    <style:style style:name="T32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2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2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2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2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25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26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27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28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29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30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31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32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33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34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35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36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37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38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39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40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41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42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43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44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45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46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47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48" style:parent-style-name="Обычный" style:family="paragraph">
      <style:paragraph-properties fo:text-align="center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49" style:parent-style-name="Обычный" style:family="paragraph">
      <style:paragraph-properties fo:text-align="center" fo:margin-bottom="0in" fo:line-height="125%" fo:background-color="#FFFFFF"/>
    </style:style>
    <style:style style:name="T35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51" style:parent-style-name="Обычный" style:family="paragraph">
      <style:paragraph-properties fo:text-align="justify" fo:margin-bottom="0in" fo:line-height="125%" fo:background-color="#FFFFFF"/>
    </style:style>
    <style:style style:name="T35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5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5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5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5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5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5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5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6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6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6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63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64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65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66" style:parent-style-name="Обычный" style:family="paragraph">
      <style:paragraph-properties fo:text-align="center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67" style:parent-style-name="Обычный" style:family="paragraph">
      <style:paragraph-properties fo:text-align="center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68" style:parent-style-name="Обычный" style:family="paragraph">
      <style:paragraph-properties fo:text-align="center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69" style:parent-style-name="Обычный" style:family="paragraph">
      <style:paragraph-properties fo:text-align="center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70" style:parent-style-name="Обычный" style:family="paragraph">
      <style:paragraph-properties fo:text-align="center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71" style:parent-style-name="Обычный" style:family="paragraph">
      <style:paragraph-properties fo:text-align="center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72" style:parent-style-name="Обычный" style:family="paragraph">
      <style:paragraph-properties fo:text-align="center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73" style:parent-style-name="Обычный" style:family="paragraph">
      <style:paragraph-properties fo:text-align="center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74" style:parent-style-name="Обычный" style:family="paragraph">
      <style:paragraph-properties fo:text-align="center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75" style:parent-style-name="Обычный" style:family="paragraph">
      <style:paragraph-properties fo:text-align="center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76" style:parent-style-name="Обычный" style:family="paragraph">
      <style:paragraph-properties fo:text-align="center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77" style:parent-style-name="Обычный" style:family="paragraph">
      <style:paragraph-properties fo:text-align="center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78" style:parent-style-name="Обычный" style:family="paragraph">
      <style:paragraph-properties fo:text-align="center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79" style:parent-style-name="Обычный" style:family="paragraph">
      <style:paragraph-properties fo:text-align="center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80" style:parent-style-name="Обычный" style:family="paragraph">
      <style:paragraph-properties fo:text-align="center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81" style:parent-style-name="Обычный" style:family="paragraph">
      <style:paragraph-properties fo:text-align="center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82" style:parent-style-name="Обычный" style:family="paragraph">
      <style:paragraph-properties fo:text-align="center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83" style:parent-style-name="Обычный" style:family="paragraph">
      <style:paragraph-properties fo:text-align="center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84" style:parent-style-name="Обычный" style:family="paragraph">
      <style:paragraph-properties fo:text-align="center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85" style:parent-style-name="Обычный" style:family="paragraph">
      <style:paragraph-properties fo:text-align="center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86" style:parent-style-name="Обычный" style:family="paragraph">
      <style:paragraph-properties fo:text-align="center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87" style:parent-style-name="Обычный" style:family="paragraph">
      <style:paragraph-properties fo:text-align="center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88" style:parent-style-name="Обычный" style:family="paragraph">
      <style:paragraph-properties fo:text-align="center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89" style:parent-style-name="Обычный" style:family="paragraph">
      <style:paragraph-properties fo:text-align="center" fo:margin-bottom="0in" fo:line-height="125%" fo:background-color="#FFFFFF"/>
    </style:style>
    <style:style style:name="T39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9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92" style:parent-style-name="Абзацсписка" style:list-style-name="LFO1" style:family="paragraph">
      <style:paragraph-properties fo:text-align="justify" fo:margin-bottom="0in" fo:line-height="125%" fo:background-color="#FFFFFF"/>
    </style:style>
    <style:style style:name="T39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9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9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9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9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9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99" style:parent-style-name="Гиперссылк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00" style:parent-style-name="Абзацсписка" style:list-style-name="LFO1" style:family="paragraph">
      <style:paragraph-properties fo:text-align="justify" fo:margin-bottom="0in" fo:line-height="125%" fo:background-color="#FFFFFF"/>
    </style:style>
    <style:style style:name="T40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02" style:parent-style-name="Гиперссылк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03" style:parent-style-name="Абзацсписка" style:list-style-name="LFO1" style:family="paragraph">
      <style:paragraph-properties fo:text-align="justify" fo:margin-bottom="0in" fo:line-height="125%" fo:background-color="#FFFFFF"/>
    </style:style>
    <style:style style:name="T40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05" style:parent-style-name="Гиперссылк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06" style:parent-style-name="Абзацсписка" style:list-style-name="LFO1" style:family="paragraph">
      <style:paragraph-properties fo:text-align="justify" fo:margin-bottom="0in" fo:line-height="125%" fo:background-color="#FFFFFF"/>
    </style:style>
    <style:style style:name="T40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08" style:parent-style-name="Гиперссылк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09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10" style:parent-style-name="Обычный" style:family="paragraph">
      <style:paragraph-properties fo:text-align="justify" fo:margin-bottom="0in" fo:line-height="125%" fo:margin-left="0.4916in" fo:background-color="#FFFFFF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11" style:parent-style-name="Обычный" style:family="paragraph">
      <style:paragraph-properties fo:text-align="center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12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13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14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15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16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17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18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19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20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21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22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23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24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25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26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27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28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29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30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31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32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33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34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35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36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37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38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39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40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41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42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43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44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45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46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47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48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49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50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51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52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53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54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55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56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57" style:parent-style-name="Обычный" style:family="paragraph">
      <style:paragraph-properties fo:text-align="justify" fo:margin-bottom="0in" fo:line-height="125%" fo:background-color="#FFFFFF"/>
    </style:style>
    <style:style style:name="T45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59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60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61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62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63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64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65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66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67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68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69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70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71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72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73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74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75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76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77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78" style:parent-style-name="Обычный" style:family="paragraph">
      <style:paragraph-properties fo:text-align="justify" fo:margin-bottom="0in" fo:line-height="125%" fo:margin-left="0.4916in" fo:background-color="#FFFFFF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79" style:parent-style-name="Абзацсписка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80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81" style:parent-style-name="Обычный" style:family="paragraph">
      <style:paragraph-properties fo:text-align="justify" fo:margin-bottom="0in" fo:line-height="125%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82" style:parent-style-name="Обычный" style:family="paragraph">
      <style:paragraph-properties fo:text-align="center" fo:margin-bottom="0in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83" style:parent-style-name="Обычный" style:family="paragraph">
      <style:paragraph-properties fo:text-align="center" fo:margin-bottom="0in" fo:background-color="#FFFFFF"/>
    </style:style>
    <style:style style:name="T48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85" style:parent-style-name="Обычный" style:family="paragraph">
      <style:paragraph-properties fo:margin-bottom="0in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86" style:parent-style-name="Обычный" style:family="paragraph">
      <style:paragraph-properties fo:margin-bottom="0in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87" style:parent-style-name="Абзацсписка" style:family="paragraph">
      <style:text-properties style:font-name="Times New Roman" style:font-name-asian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<text:span text:style-name="T2">Отчёт по производственной практики</text:span>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<text:span text:style-name="T29">Содержание:</text:span></text:p>
      <text:p text:style-name="P30"><text:s text:c="3"/><text:s/>Введение</text:p>
      <text:p text:style-name="P31"/>
      <text:p text:style-name="P32">1. Общая характеристика предприятия (организации)</text:p>
      <text:p text:style-name="P33"/>
      <text:p text:style-name="P34"><text:span text:style-name="T35">1</text:span><text:span text:style-name="T36">.1 Организационная структура предприятия</text:span></text:p>
      <text:p text:style-name="P37"/>
      <text:p text:style-name="P38"><text:span text:style-name="T39">1</text:span><text:span text:style-name="T40">.2 Внутренний распорядок работы предприятия, охрана труда ИТ-специалистов</text:span></text:p>
      <text:p text:style-name="P41"/>
      <text:p text:style-name="P42"><text:span text:style-name="T43">1</text:span><text:span text:style-name="T44">.3 Должностные инструкции ИТ-специалистов предприятия</text:span></text:p>
      <text:p text:style-name="P45"/>
      <text:p text:style-name="P46"><text:span text:style-name="T47">2</text:span><text:span text:style-name="T48">. О</text:span><text:span text:style-name="T49">существление интеграции программных модулей</text:span></text:p>
      <text:p text:style-name="P50"/>
      <text:p text:style-name="P51"><text:span text:style-name="T52">2</text:span><text:span text:style-name="T53">.1 Разработка требования к программным модулям на основе анализа проектной и технической документации на предмет взаимодействия компонент</text:span><text:span text:style-name="T54">а</text:span></text:p>
      <text:p text:style-name="P55"/>
      <text:p text:style-name="P56"><text:span text:style-name="T57">2</text:span><text:span text:style-name="T58">.2 Выполнение интеграции модулей в программное обеспечение</text:span></text:p>
      <text:p text:style-name="P59"/>
      <text:p text:style-name="P60"><text:span text:style-name="T61">2</text:span><text:span text:style-name="T62">.3 Выполнение отладки программного модуля с использованием специализированных программных средств<text:s/></text:span></text:p>
      <text:p text:style-name="P63"/>
      <text:p text:style-name="P64"><text:span text:style-name="T65">3</text:span><text:span text:style-name="T66">. Выполняемые задания</text:span></text:p>
      <text:p text:style-name="P67"/>
      <text:p text:style-name="P68"><text:s/><text:s text:c="3"/>Заключения</text:p>
      <text:p text:style-name="P69"/>
      <text:p text:style-name="P70"><text:s text:c="4"/>Список использованных источников</text:p>
      <text:p text:style-name="P71"/>
      <text:p text:style-name="P72"><text:s text:c="3"/><text:s/></text:p>
      <text:p text:style-name="P73"/>
      <text:p text:style-name="P74"/>
      <text:p text:style-name="P75"/>
      <text:p text:style-name="P76"/>
      <text:p text:style-name="P77"/>
      <text:p text:style-name="P78"><text:span text:style-name="T79">Введение</text:span></text:p>
      <text:p text:style-name="P80"><text:span text:style-name="T81">Производственная практика проходила в</text:span><text:span text:style-name="T82"><text:s/></text:span><text:span text:style-name="T83">бюджетном профессиональном образовательном учреждении Вологодской области “Череповецкий лесомеханический</text:span><text:span text:style-name="T84"><text:s/>техникум им. В.П. Чкалова” в организации ООО “Малленом Системс”</text:span><text:span text:style-name="T85"><text:s/>c 03.11.2025 по 16.11.2025</text:span></text:p>
      <text:p text:style-name="P86"><text:span text:style-name="T87">Цели и задачи во время прохождения произ</text:span><text:span text:style-name="T88">водственной практики:</text:span></text:p>
      <text:list text:style-name="LFO6" text:continue-numbering="true">
        <text:list-item>
          <text:p text:style-name="P89">Научиться разрабатывать требования к программным модулям на основе проектной<text:s/>и технической документации на предмет взаимодействия компонент</text:p>
        </text:list-item>
        <text:list-item>
          <text:p text:style-name="P90">Выполнить интеграцию модулей в программное обеспечение</text:p>
        </text:list-item>
        <text:list-item>
          <text:p text:style-name="P91">Выполнить отладку модулей</text:p>
        </text:list-item>
        <text:list-item>
          <text:p text:style-name="P92">Осуществлять разработку тестовых сценариев для программного обеспечение</text:p>
        </text:list-item>
        <text:list-item>
          <text:p text:style-name="P93">Произвести инспектирование модулей</text:p>
        </text:list-item>
      </text:list>
      <text:p text:style-name="P94"><text:span text:style-name="T95">В процессе практики были изучены основные этапы разработки программного<text:s/></text:span><text:span text:style-name="T96"><text:s/>обеспечения в компании, применены ранее полученные навыки и знания</text:span></text:p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><text:span text:style-name="T115">Основная часть</text:span></text:p>
      <text:p text:style-name="P116"/>
      <text:list text:style-name="LFO5" text:continue-numbering="true">
        <text:list-item>
          <text:p text:style-name="P117">Общая характеристика предприятия</text:p>
        </text:list-item>
      </text:list>
      <text:p text:style-name="P118"/>
      <text:p text:style-name="P119"><text:span text:style-name="T120">Компания &lt;&lt;Малленом Системс&gt;&gt; была основана в</text:span><text:span text:style-name="T121"><text:s/>28 февраля</text:span><text:span text:style-name="T122"><text:s/>2011 году</text:span><text:span text:style-name="T123"><text:s/>на базе команды учёных<text:s/></text:span><text:span text:style-name="T124">и программистов Санкт-Петербургского политехнического университета Петра Великого</text:span><text:span text:style-name="T125">. Сегодня в компании более 100 сотрудников. Глубокие компетенции в сфере машинного зрения и большой опыт успешной реалиации проектов на промышленных предприятиях позволяет успешно<text:s/></text:span><text:span text:style-name="T126">решать широкий спектр задач в различных отраслях.</text:span></text:p>
      <text:p text:style-name="P127"/>
      <text:p text:style-name="P128"><text:span text:style-name="T129">1.1 Организационная структура предприятия</text:span></text:p>
      <text:p text:style-name="P130"/>
      <text:p text:style-name="P131"><text:span text:style-name="T132">Компания &lt;&lt;Малленом Системс&gt;&gt;</text:span><text:span text:style-name="T133"><text:s/>имеет неизвестную организационную структуру. Основные органы управления</text:span><text:span text:style-name="T134">:</text:span></text:p>
      <text:p text:style-name="P135"><text:span text:style-name="T136">Учредители: Поповский Максим Владимирович</text:span><text:span text:style-name="T137">, Михайлов Андрей Евгеньевич, Цветков Александр Владимирович</text:span><text:span text:style-name="T138">, Царёв Владимир Александрович, Веснин Евгений Николаевич, Морозова Анна Юрьевна, Морозов Дмитрий Олегович,</text:span><text:span text:style-name="T139"><text:s/></text:span><text:span text:style-name="T140">Бахвалов Юрий Николаевич, Потапов А</text:span><text:span text:style-name="T141">лексей Владимирович. Генеральный директов -<text:s/></text:span><text:span text:style-name="T142">Живиця Анна Эдуардовна</text:span><text:span text:style-name="T143">.</text:span></text:p>
      <text:p text:style-name="P144"/>
      <text:p text:style-name="P145"><text:span text:style-name="T146">1.2<text:s/></text:span><text:span text:style-name="T147">Внутренний распорядок работы предприятия, охрана труда на предприятия</text:span></text:p>
      <text:p text:style-name="P148"/>
      <text:p text:style-name="P149"><text:span text:style-name="T150">Внутренний распорядок работы предприятия</text:span><text:span text:style-name="T151"><text:s/>&lt;&lt;Малленом Системс&gt;&gt;</text:span><text:span text:style-name="T152"><text:s/>включает правила приёма и увольнения сотрудников,<text:s/></text:span><text:span text:style-name="T153">их права и обязанности, а также режим работы.</text:span><text:span text:style-name="T154"><text:s/>Каждый сотрудник обязан соблюдать трудовую дисциплину</text:span><text:span text:style-name="T155">, поддерживать порядок на рабочем месте и выполнять свои обязанности добросовестно.</text:span></text:p>
      <text:p text:style-name="P156"><text:span text:style-name="T157">Что касается охраны трудна</text:span><text:span text:style-name="T158">, &lt;&lt;Малленом Системс&gt;&gt; придерживается всех стандартов безопасности,<text:s/></text:span><text:span text:style-name="T159">включая обучения сотрудников<text:s/></text:span><text:span text:style-name="T160">правилами безопасности. В случае нарушений предусмотрены дисциплинарные меры.</text:span></text:p>
      <text:p text:style-name="P161"/>
      <text:p text:style-name="P162"/>
      <text:p text:style-name="P163"><text:span text:style-name="T164">1.3 Должностные инструкции ИТ-специалистов предприятия</text:span></text:p>
      <text:p text:style-name="P165"/>
      <text:p text:style-name="P166"><text:span text:style-name="T167">Должностные инструкции ИТ-специалистов</text:span><text:span text:style-name="T168"><text:s/>в компании &lt;&lt;Малленом Системс&gt;&gt;</text:span><text:span text:style-name="T169"><text:s/>имеет различный спектр обязанностей</text:span><text:span text:style-name="T170"><text:s/>в зависимости от их роли.</text:span></text:p>
      <text:p text:style-name="P171"><text:span text:style-name="T172">Основные должности и обязанности:</text:span></text:p>
      <text:p text:style-name="P173"/>
      <text:p text:style-name="P174"><text:span text:style-name="T175">Системный администратор:<text:s/></text:span><text:span text:style-name="T176">Мониторинг и поддержка работы локальных сетей, установкой и обновление ПО,</text:span><text:span text:style-name="T177"><text:s/>обеспечение информационной безопасности.</text:span></text:p>
      <text:p text:style-name="P178"/>
      <text:p text:style-name="P179"><text:span text:style-name="T180">Специалист технической поддержки: консультирования пользователей, обработка<text:s/></text:span><text:span text:style-name="T181">заявок, настройка рабочих мест,<text:s/></text:span><text:span text:style-name="T182">замена комплектующих, создание учётных записей.</text:span></text:p>
      <text:p text:style-name="P183"/>
      <text:p text:style-name="P184"><text:span text:style-name="T185">Программист: Разработка программного обеспечения,</text:span><text:span text:style-name="T186"><text:s/>работа с базами данных и изображениями с устранением ошибок.</text:span></text:p>
      <text:p text:style-name="P187"><text:span text:style-name="T188">Каждая должность требует специфических навыков и знаний для эффективного выполнения задач.</text:span></text:p>
      <text:p text:style-name="P189"/>
      <text:list text:style-name="LFO5" text:continue-numbering="true">
        <text:list-item>
          <text:p text:style-name="P190">Осуществление интеграции программных модулей</text:p>
        </text:list-item>
      </text:list>
      <text:p text:style-name="P191"><text:span text:style-name="T192">Интеграция программных модулей включает себя процесс разработки и внедрения программного обеспечения, с помощью которого отдельные компоненты системы связаны в единую систему</text:span><text:span text:style-name="T193">. Основные задачи:</text:span></text:p>
      <text:p text:style-name="P194"/>
      <text:p text:style-name="P195"><text:span text:style-name="T196"><text:s/>1.</text:span><text:span text:style-name="T197"><text:s/></text:span><text:span text:style-name="T198">Оперативное внедрение новых программных продуктов в работу предприятия</text:span></text:p>
      <text:p text:style-name="P199"><text:span text:style-name="T200"><text:s text:c="3"/></text:span></text:p>
      <text:p text:style-name="P201"><text:span text:style-name="T202"><text:s text:c="3"/></text:span><text:span text:style-name="T203">2.</text:span><text:span text:style-name="T204"><text:s/>Улучшения качества работы с клиентами</text:span></text:p>
      <text:p text:style-name="P205"><text:span text:style-name="T206"><text:s text:c="2"/></text:span></text:p>
      <text:p text:style-name="P207"><text:span text:style-name="T208"><text:s text:c="3"/></text:span><text:span text:style-name="T209">3.<text:s/></text:span><text:span text:style-name="T210"><text:s/>Сокращение количество ошибок при обработке данных</text:span></text:p>
      <text:p text:style-name="P211"/>
      <text:p text:style-name="P212"/>
      <text:p text:style-name="P213"/>
      <text:p text:style-name="P214"/>
      <text:p text:style-name="P215"/>
      <text:p text:style-name="P216"><text:span text:style-name="T217">2.1 Разработка требования к программным модулям на основе анализа проектной и технической документации на предмет взаимодействия компонент</text:span><text:span text:style-name="T218">а</text:span></text:p>
      <text:p text:style-name="P219"/>
      <text:p text:style-name="P220"><text:span text:style-name="T221">Требования к программным модулям в соответствии с</text:span><text:span text:style-name="T222"><text:s/>проектной и технической документации включает несколько ключевых этапов и методов:</text:span></text:p>
      <text:p text:style-name="P223"><text:span text:style-name="T224">Основная цель является выявление ошибок в коде по требованиям документации. Задачи включают оперативное внедрение новых пр</text:span><text:span text:style-name="T225">ограммных работ, улучшение качества работы с клиентами и сокращение количество ошибок при обработке данных.</text:span></text:p>
      <text:p text:style-name="P226"><text:span text:style-name="T227">Разрабатывать требования к программным модулям надо задумываться заранее</text:span><text:span text:style-name="T228">,</text:span><text:span text:style-name="T229"><text:s/></text:span><text:span text:style-name="T230">с определением всех критериев<text:s/></text:span><text:span text:style-name="T231">оценки.</text:span></text:p>
      <text:p text:style-name="P232"/>
      <text:p text:style-name="P233"><text:span text:style-name="T234">2.2 Выполнение интеграции модулей в программное обеспечение</text:span></text:p>
      <text:p text:style-name="P235"/>
      <text:p text:style-name="P236"><text:span text:style-name="T237">Выполняя интеграцию</text:span><text:span text:style-name="T238"><text:s/></text:span><text:span text:style-name="T239">модулей нужно помнить, что<text:s/></text:span><text:span text:style-name="T240">это процесс объединения данных. Главная цель</text:span><text:span text:style-name="T241"><text:s/>- наладить слаженное функционирование между системами и повысить результативность</text:span><text:span text:style-name="T242">. Основные этапы</text:span><text:span text:style-name="T243"><text:s/>интеграции</text:span><text:span text:style-name="T244">:</text:span></text:p>
      <text:list text:style-name="LFO4" text:continue-numbering="true">
        <text:list-item>
          <text:p text:style-name="P245">Проанализировать потребности</text:p>
        </text:list-item>
        <text:list-item>
          <text:p text:style-name="P246"><text:s/>Выбор способа интеграции</text:p>
        </text:list-item>
        <text:list-item>
          <text:p text:style-name="P247"><text:s/>Настройка связей<text:s/></text:p>
        </text:list-item>
        <text:list-item>
          <text:p text:style-name="P248"><text:s/>Сопоставление данных</text:p>
        </text:list-item>
        <text:list-item>
          <text:p text:style-name="P249"><text:s/>Реализация логики</text:p>
        </text:list-item>
      </text:list>
      <text:p text:style-name="P250"/>
      <text:p text:style-name="P251"><text:span text:style-name="T252"><text:s/></text:span><text:span text:style-name="T253">У интеграции есть несколько основных типов:</text:span></text:p>
      <text:list text:style-name="LFO3" text:continue-numbering="true">
        <text:list-item>
          <text:p text:style-name="P254">По уровню<text:s/>связности (жёсткая (тесная) интеграция)</text:p>
        </text:list-item>
      </text:list>
      <text:p text:style-name="P255"><text:span text:style-name="T256">Суть: Модули сильно зависят друг от друга.</text:span></text:p>
      <text:list text:style-name="LFO3" text:continue-numbering="true">
        <text:list-item>
          <text:p text:style-name="P257">Слабая интеграция</text:p>
        </text:list-item>
      </text:list>
      <text:p text:style-name="P258"><text:span text:style-name="T259">Суть: Модули минимально зависят друг от друга.</text:span></text:p>
      <text:p text:style-name="P260"><text:span text:style-name="T261"><text:s text:c="5"/></text:span><text:span text:style-name="T262">2.<text:s/></text:span><text:span text:style-name="T263"><text:s/>По способу взаимодействия</text:span></text:p>
      <text:p text:style-name="P264"><text:span text:style-name="T265">Суть: Модуль-инициатор ждёт немедленного ответа от модуля-получателя.</text:span></text:p>
      <text:list text:style-name="LFO3" text:continue-numbering="true">
        <text:list-item>
          <text:p text:style-name="P266">По архитектурному подходу</text:p>
        </text:list-item>
      </text:list>
      <text:p text:style-name="P267"><text:span text:style-name="T268">2.3 Выполнение отладки программного модуля с использованием специализированных программных средств</text:span></text:p>
      <text:p text:style-name="P269"/>
      <text:p text:style-name="P270"><text:span text:style-name="T271">Выполняя отладку нужно помнить о том, что это процесс поиска, анализа и устранения ошибок в программном коде. Цель отладки - исправить пробл</text:span><text:span text:style-name="T272">емы<text:s/></text:span><text:span text:style-name="T273">таким образом, чтобы исправленная часть кода не вносила новых ошибок и соответствовала всем требовани</text:span><text:span text:style-name="T274">ям и спецификациям проекта. Этапы отладки:</text:span></text:p>
      <text:list text:style-name="LFO2" text:continue-numbering="true">
        <text:list-item>
          <text:p text:style-name="P275">Обнаружение ошибки - выявление факта наличия ошибки в программе</text:p>
        </text:list-item>
        <text:list-item>
          <text:p text:style-name="P276">Изоляция ошибки - определить конкретного места в коде, где происходит ошибка</text:p>
        </text:list-item>
        <text:list-item>
          <text:p text:style-name="P277">Анализ ошибки - понимание причины возникновения ошибки</text:p>
        </text:list-item>
        <text:list-item>
          <text:p text:style-name="P278">Исправление ошибки - внесение изменений в код для устранения ошибки</text:p>
        </text:list-item>
        <text:list-item>
          <text:p text:style-name="P279">Тестирование - проверка, что ошибка устранена и не привела к возникновению новых ошибок</text:p>
        </text:list-item>
      </text:list>
      <text:p text:style-name="P280"><text:span text:style-name="T281">Методы отладки которые используются:</text:span></text:p>
      <text:p text:style-name="P282"/>
      <text:p text:style-name="P283"><text:span text:style-name="T284">Ручная отладка</text:span><text:span text:style-name="T285"><text:s/></text:span><text:span text:style-name="T286">-</text:span><text:span text:style-name="T287"><text:s/></text:span><text:span text:style-name="T288">разработчик запускает программу и проверяет её работоспособность на различных этапах, вводя данные и получая результаты</text:span></text:p>
      <text:p text:style-name="P289"/>
      <text:p text:style-name="P290"><text:span text:style-name="T291">Метод индукции - разработчик замечает некорректное поведение программы, анализирует его и формулирует гипотезу о причине ошибки</text:span></text:p>
      <text:p text:style-name="P292"/>
      <text:p text:style-name="P293"><text:span text:style-name="T294">Метод дедукции -<text:s/></text:span><text:span text:style-name="T295">разработчик строит логическую цепочку для выявления проблемы,<text:s/></text:span><text:span text:style-name="T296">двигаясь от общего к частному</text:span></text:p>
      <text:p text:style-name="P297"/>
      <text:p text:style-name="P298"><text:span text:style-name="T299">Метод обратного прослеживания - анализ последовательных событий, которые привели к ошибке</text:span></text:p>
      <text:p text:style-name="P300"/>
      <text:p text:style-name="P301"/>
      <text:p text:style-name="P302"/>
      <text:p text:style-name="P303"/>
      <text:p text:style-name="P304"/>
      <text:p text:style-name="P305"/>
      <text:p text:style-name="P306"><text:span text:style-name="T307"><text:s text:c="4"/></text:span><text:span text:style-name="T308">3.<text:s/></text:span><text:span text:style-name="T309"><text:s/>Выполняемые задания</text:span></text:p>
      <text:p text:style-name="P310"/>
      <text:p text:style-name="P311"><text:span text:style-name="T312">В организации ООО &lt;&lt;Малленом Системс&gt;&gt;</text:span><text:span text:style-name="T313"><text:s/>нам давали задания.</text:span></text:p>
      <text:p text:style-name="P314"><text:span text:style-name="T315">Первое задание была тестовой, нужно было<text:s/></text:span><text:span text:style-name="T316">на платформе GitHub сделать репозиторий<text:s/></text:span><text:span text:style-name="T317">с папками которые будут нужны для основных заданий</text:span><text:span text:style-name="T318">.</text:span></text:p>
      <text:p text:style-name="P319"><text:span text:style-name="T320">Второе задание для первой недели нужно было сделать техническое задание по выбранной теме по ГОСТу</text:span><text:span text:style-name="T321">, успешно выполнив на второй недели, нам отправили второе задание проверить свой код, который мы должны б</text:span><text:span text:style-name="T322">ыли писать. Я получал знания и опыт</text:span><text:span text:style-name="T323"><text:s/>в совершенствования своих навыков программирования. Объём работ был не</text:span><text:span text:style-name="T324"><text:s/>таким большим, как я думал.<text:s/></text:span></text:p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><text:span text:style-name="T350">Заключение</text:span></text:p>
      <text:p text:style-name="P351"><text:span text:style-name="T352">В ходе производственной практики</text:span><text:span text:style-name="T353"><text:s/>я успешно выполнил цель данного отчёта, а именно:</text:span><text:span text:style-name="T354"><text:s/></text:span><text:span text:style-name="T355">Научился разрабатывать требования к программным модулям на основе проектной и технической документации на предмет взаимодействия компонента, выпол</text:span><text:span text:style-name="T356">нил интеграцию модулей в программное обеспечение, выполнил отладку модулей,</text:span><text:span text:style-name="T357"><text:s/></text:span><text:span text:style-name="T358">Осуществил</text:span><text:span text:style-name="T359"><text:s/>разработку</text:span><text:span text:style-name="T360"><text:s/>тестовых сценариев</text:span><text:span text:style-name="T361"><text:s/>для программного обеспечение и произвёл инспектирование модулей</text:span><text:span text:style-name="T362">.</text:span></text:p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p text:style-name="P389"><text:span text:style-name="T390">Список исп</text:span><text:span text:style-name="T391">ользованных источников</text:span></text:p>
      <text:list text:style-name="LFO1" text:continue-numbering="true">
        <text:list-item>
          <text:p text:style-name="P392"><text:span text:style-name="T393">Сайт</text:span><text:span text:style-name="T394"><text:s/></text:span><text:span text:style-name="T395">Чекко о &lt;&lt;Малленом</text:span><text:span text:style-name="T396"><text:s/>Системс&gt;&gt;</text:span><text:span text:style-name="T397"><text:s/></text:span><text:span text:style-name="T398">-<text:s/></text:span><text:a xlink:href="https://checko.ru/company/mallenom-sistems-1113528001685#founders" office:target-frame-name="_top" xlink:show="replace"><text:span text:style-name="T399">https://checko.ru/company/mallenom-sistems-1113528001685#founders</text:span></text:a></text:p>
        </text:list-item>
        <text:list-item>
          <text:p text:style-name="P400"><text:span text:style-name="T401"><text:s/>История &lt;&lt;Малленом Системс&gt;&gt; -<text:s/></text:span><text:a xlink:href="https://export35.ru/history-of-success/kompaniya-mallenom-sistems-/" office:target-frame-name="_top" xlink:show="replace"><text:span text:style-name="T402">https://export35.ru/history-of-success/kompaniya-mallenom-sistems-/</text:span></text:a></text:p>
        </text:list-item>
        <text:list-item>
          <text:p text:style-name="P403"><text:span text:style-name="T404">О интеграции -<text:s/></text:span><text:a xlink:href="https://dynamicsun.ru/blog/integraciya-moduley.html" office:target-frame-name="_top" xlink:show="replace"><text:span text:style-name="T405">https://dynamicsun.ru/blog/integraciya-moduley.html</text:span></text:a></text:p>
        </text:list-item>
        <text:list-item>
          <text:p text:style-name="P406"><text:span text:style-name="T407"><text:s/>Сайт <text:s/>ООО&lt;&lt;Малленом Системс&gt;&gt; -<text:s/></text:span><text:a xlink:href="https://www.mallenom.ru/" office:target-frame-name="_top" xlink:show="replace"><text:span text:style-name="T408">https://www.mallenom.ru/</text:span></text:a></text:p>
        </text:list-item>
      </text:list>
      <text:p text:style-name="P409"/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ext:p text:style-name="P433"/>
      <text:p text:style-name="P434"/>
      <text:p text:style-name="P435"/>
      <text:p text:style-name="P436"/>
      <text:p text:style-name="P437"/>
      <text:p text:style-name="P438"/>
      <text:p text:style-name="P439"/>
      <text:p text:style-name="P440"/>
      <text:p text:style-name="P441"/>
      <text:p text:style-name="P442"/>
      <text:p text:style-name="P443"/>
      <text:p text:style-name="P444"/>
      <text:p text:style-name="P445"/>
      <text:p text:style-name="P446"/>
      <text:p text:style-name="P447"/>
      <text:p text:style-name="P448"/>
      <text:p text:style-name="P449"/>
      <text:p text:style-name="P450"/>
      <text:p text:style-name="P451"/>
      <text:p text:style-name="P452"/>
      <text:p text:style-name="P453"/>
      <text:p text:style-name="P454"/>
      <text:p text:style-name="P455"/>
      <text:p text:style-name="P456"/>
      <text:p text:style-name="P457"><text:span text:style-name="T458"><text:s text:c="2"/></text:span></text:p>
      <text:p text:style-name="P459"/>
      <text:p text:style-name="P460"/>
      <text:p text:style-name="P461"/>
      <text:p text:style-name="P462"/>
      <text:p text:style-name="P463"/>
      <text:p text:style-name="P464"/>
      <text:p text:style-name="P465"/>
      <text:p text:style-name="P466"/>
      <text:p text:style-name="P467"/>
      <text:p text:style-name="P468"/>
      <text:p text:style-name="P469"/>
      <text:p text:style-name="P470"/>
      <text:p text:style-name="P471"/>
      <text:p text:style-name="P472"/>
      <text:p text:style-name="P473"/>
      <text:p text:style-name="P474"/>
      <text:p text:style-name="P475"/>
      <text:p text:style-name="P476"/>
      <text:p text:style-name="P477"/>
      <text:p text:style-name="P478"/>
      <text:p text:style-name="P479"/>
      <text:p text:style-name="P480"/>
      <text:p text:style-name="P481"/>
      <text:p text:style-name="P482"/>
      <text:p text:style-name="P483"><text:span text:style-name="T484"><text:s/></text:span></text:p>
      <text:p text:style-name="P485"/>
      <text:p text:style-name="P486"/>
      <text:p text:style-name="P4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gin66612@yandex.com</meta:initial-creator>
    <dc:creator>login66612@yandex.com</dc:creator>
    <meta:creation-date>2025-11-11T21:30:00Z</meta:creation-date>
    <dc:date>2025-11-11T21:30:00Z</dc:date>
    <meta:template xlink:href="Normal.dotm" xlink:type="simple"/>
    <meta:editing-cycles>1</meta:editing-cycles>
    <meta:editing-duration>PT0S</meta:editing-duration>
    <meta:document-statistic meta:page-count="1" meta:paragraph-count="17" meta:word-count="1271" meta:character-count="8503" meta:row-count="60" meta:non-whitespace-character-count="7249"/>
  </office:meta>
</office:document-meta>
</file>